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cm" svg:height="0.9cm" svg:x="12.8cm" svg:y="19.1cm">
          <text:p text:style-name="P1">HW SPI</text:p>
        </draw:rect>
        <draw:g>
          <draw:ellipse draw:style-name="gr2" draw:text-style-name="P2" draw:layer="layout" svg:width="2.7cm" svg:height="2.8cm" svg:x="13.7cm" svg:y="15.2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8cm 15.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3cm" svg:height="2.4cm" svg:x="19.8cm" svg:y="12.4cm">
              <text:p/>
            </draw:rect>
            <draw:line draw:style-name="gr5" draw:text-style-name="P1" draw:layer="layout" svg:x1="19.8cm" svg:y1="12.6cm" svg:x2="20.1cm" svg:y2="12.6cm">
              <text:p/>
            </draw:line>
            <draw:line draw:style-name="gr5" draw:text-style-name="P1" draw:layer="layout" svg:x1="19.8cm" svg:y1="14.6cm" svg:x2="20.1cm" svg:y2="14.6cm">
              <text:p/>
            </draw:line>
            <draw:line draw:style-name="gr5" draw:text-style-name="P1" draw:layer="layout" svg:x1="19.8cm" svg:y1="14.4cm" svg:x2="20.1cm" svg:y2="14.4cm">
              <text:p/>
            </draw:line>
            <draw:line draw:style-name="gr5" draw:text-style-name="P1" draw:layer="layout" svg:x1="19.8cm" svg:y1="14.2cm" svg:x2="20.1cm" svg:y2="14.2cm">
              <text:p/>
            </draw:line>
            <draw:line draw:style-name="gr5" draw:text-style-name="P1" draw:layer="layout" svg:x1="19.8cm" svg:y1="14cm" svg:x2="20.1cm" svg:y2="14cm">
              <text:p/>
            </draw:line>
            <draw:line draw:style-name="gr5" draw:text-style-name="P1" draw:layer="layout" svg:x1="19.8cm" svg:y1="13.8cm" svg:x2="20.1cm" svg:y2="13.8cm">
              <text:p/>
            </draw:line>
            <draw:line draw:style-name="gr5" draw:text-style-name="P1" draw:layer="layout" svg:x1="19.8cm" svg:y1="13.6cm" svg:x2="20.1cm" svg:y2="13.6cm">
              <text:p/>
            </draw:line>
            <draw:line draw:style-name="gr5" draw:text-style-name="P1" draw:layer="layout" svg:x1="19.8cm" svg:y1="13.4cm" svg:x2="20.1cm" svg:y2="13.4cm">
              <text:p/>
            </draw:line>
            <draw:line draw:style-name="gr5" draw:text-style-name="P1" draw:layer="layout" svg:x1="19.8cm" svg:y1="13.2cm" svg:x2="20.1cm" svg:y2="13.2cm">
              <text:p/>
            </draw:line>
            <draw:line draw:style-name="gr5" draw:text-style-name="P1" draw:layer="layout" svg:x1="19.8cm" svg:y1="13cm" svg:x2="20.1cm" svg:y2="13cm">
              <text:p/>
            </draw:line>
            <draw:line draw:style-name="gr5" draw:text-style-name="P1" draw:layer="layout" svg:x1="19.8cm" svg:y1="12.8cm" svg:x2="20.1cm" svg:y2="12.8cm">
              <text:p/>
            </draw:line>
          </draw:g>
          <draw:g>
            <draw:rect draw:style-name="gr4" draw:text-style-name="P1" draw:layer="layout" svg:width="0.3cm" svg:height="2.4cm" svg:x="18.6cm" svg:y="12.4cm">
              <text:p/>
            </draw:rect>
            <draw:line draw:style-name="gr5" draw:text-style-name="P1" draw:layer="layout" svg:x1="18.6cm" svg:y1="12.6cm" svg:x2="18.9cm" svg:y2="12.6cm">
              <text:p/>
            </draw:line>
            <draw:line draw:style-name="gr5" draw:text-style-name="P1" draw:layer="layout" svg:x1="18.6cm" svg:y1="14.6cm" svg:x2="18.9cm" svg:y2="14.6cm">
              <text:p/>
            </draw:line>
            <draw:line draw:style-name="gr5" draw:text-style-name="P1" draw:layer="layout" svg:x1="18.6cm" svg:y1="14.4cm" svg:x2="18.9cm" svg:y2="14.4cm">
              <text:p/>
            </draw:line>
            <draw:line draw:style-name="gr5" draw:text-style-name="P1" draw:layer="layout" svg:x1="18.6cm" svg:y1="14.2cm" svg:x2="18.9cm" svg:y2="14.2cm">
              <text:p/>
            </draw:line>
            <draw:line draw:style-name="gr5" draw:text-style-name="P1" draw:layer="layout" svg:x1="18.6cm" svg:y1="14cm" svg:x2="18.9cm" svg:y2="14cm">
              <text:p/>
            </draw:line>
            <draw:line draw:style-name="gr5" draw:text-style-name="P1" draw:layer="layout" svg:x1="18.6cm" svg:y1="13.8cm" svg:x2="18.9cm" svg:y2="13.8cm">
              <text:p/>
            </draw:line>
            <draw:line draw:style-name="gr5" draw:text-style-name="P1" draw:layer="layout" svg:x1="18.6cm" svg:y1="13.6cm" svg:x2="18.9cm" svg:y2="13.6cm">
              <text:p/>
            </draw:line>
            <draw:line draw:style-name="gr5" draw:text-style-name="P1" draw:layer="layout" svg:x1="18.6cm" svg:y1="13.4cm" svg:x2="18.9cm" svg:y2="13.4cm">
              <text:p/>
            </draw:line>
            <draw:line draw:style-name="gr5" draw:text-style-name="P1" draw:layer="layout" svg:x1="18.6cm" svg:y1="13.2cm" svg:x2="18.9cm" svg:y2="13.2cm">
              <text:p/>
            </draw:line>
            <draw:line draw:style-name="gr5" draw:text-style-name="P1" draw:layer="layout" svg:x1="18.6cm" svg:y1="13cm" svg:x2="18.9cm" svg:y2="13cm">
              <text:p/>
            </draw:line>
            <draw:line draw:style-name="gr5" draw:text-style-name="P1" draw:layer="layout" svg:x1="18.6cm" svg:y1="12.8cm" svg:x2="18.9cm" svg:y2="12.8cm">
              <text:p/>
            </draw:line>
          </draw:g>
          <draw:g>
            <draw:rect draw:style-name="gr4" draw:text-style-name="P1" draw:layer="layout" svg:width="0.3cm" svg:height="2.4cm" svg:x="19cm" svg:y="12.4cm">
              <text:p/>
            </draw:rect>
            <draw:line draw:style-name="gr5" draw:text-style-name="P1" draw:layer="layout" svg:x1="19cm" svg:y1="12.6cm" svg:x2="19.3cm" svg:y2="12.6cm">
              <text:p/>
            </draw:line>
            <draw:line draw:style-name="gr5" draw:text-style-name="P1" draw:layer="layout" svg:x1="19cm" svg:y1="14.6cm" svg:x2="19.3cm" svg:y2="14.6cm">
              <text:p/>
            </draw:line>
            <draw:line draw:style-name="gr5" draw:text-style-name="P1" draw:layer="layout" svg:x1="19cm" svg:y1="14.4cm" svg:x2="19.3cm" svg:y2="14.4cm">
              <text:p/>
            </draw:line>
            <draw:line draw:style-name="gr5" draw:text-style-name="P1" draw:layer="layout" svg:x1="19cm" svg:y1="14.2cm" svg:x2="19.3cm" svg:y2="14.2cm">
              <text:p/>
            </draw:line>
            <draw:line draw:style-name="gr5" draw:text-style-name="P1" draw:layer="layout" svg:x1="19cm" svg:y1="14cm" svg:x2="19.3cm" svg:y2="14cm">
              <text:p/>
            </draw:line>
            <draw:line draw:style-name="gr5" draw:text-style-name="P1" draw:layer="layout" svg:x1="19cm" svg:y1="13.8cm" svg:x2="19.3cm" svg:y2="13.8cm">
              <text:p/>
            </draw:line>
            <draw:line draw:style-name="gr5" draw:text-style-name="P1" draw:layer="layout" svg:x1="19cm" svg:y1="13.6cm" svg:x2="19.3cm" svg:y2="13.6cm">
              <text:p/>
            </draw:line>
            <draw:line draw:style-name="gr5" draw:text-style-name="P1" draw:layer="layout" svg:x1="19cm" svg:y1="13.4cm" svg:x2="19.3cm" svg:y2="13.4cm">
              <text:p/>
            </draw:line>
            <draw:line draw:style-name="gr5" draw:text-style-name="P1" draw:layer="layout" svg:x1="19cm" svg:y1="13.2cm" svg:x2="19.3cm" svg:y2="13.2cm">
              <text:p/>
            </draw:line>
            <draw:line draw:style-name="gr5" draw:text-style-name="P1" draw:layer="layout" svg:x1="19cm" svg:y1="13cm" svg:x2="19.3cm" svg:y2="13cm">
              <text:p/>
            </draw:line>
            <draw:line draw:style-name="gr5" draw:text-style-name="P1" draw:layer="layout" svg:x1="19cm" svg:y1="12.8cm" svg:x2="19.3cm" svg:y2="12.8cm">
              <text:p/>
            </draw:line>
          </draw:g>
          <draw:g>
            <draw:rect draw:style-name="gr4" draw:text-style-name="P1" draw:layer="layout" svg:width="0.3cm" svg:height="2.4cm" svg:x="19.4cm" svg:y="12.4cm">
              <text:p/>
            </draw:rect>
            <draw:line draw:style-name="gr5" draw:text-style-name="P1" draw:layer="layout" svg:x1="19.4cm" svg:y1="12.6cm" svg:x2="19.7cm" svg:y2="12.6cm">
              <text:p/>
            </draw:line>
            <draw:line draw:style-name="gr5" draw:text-style-name="P1" draw:layer="layout" svg:x1="19.4cm" svg:y1="14.6cm" svg:x2="19.7cm" svg:y2="14.6cm">
              <text:p/>
            </draw:line>
            <draw:line draw:style-name="gr5" draw:text-style-name="P1" draw:layer="layout" svg:x1="19.4cm" svg:y1="14.4cm" svg:x2="19.7cm" svg:y2="14.4cm">
              <text:p/>
            </draw:line>
            <draw:line draw:style-name="gr5" draw:text-style-name="P1" draw:layer="layout" svg:x1="19.4cm" svg:y1="14.2cm" svg:x2="19.7cm" svg:y2="14.2cm">
              <text:p/>
            </draw:line>
            <draw:line draw:style-name="gr5" draw:text-style-name="P1" draw:layer="layout" svg:x1="19.4cm" svg:y1="14cm" svg:x2="19.7cm" svg:y2="14cm">
              <text:p/>
            </draw:line>
            <draw:line draw:style-name="gr5" draw:text-style-name="P1" draw:layer="layout" svg:x1="19.4cm" svg:y1="13.8cm" svg:x2="19.7cm" svg:y2="13.8cm">
              <text:p/>
            </draw:line>
            <draw:line draw:style-name="gr5" draw:text-style-name="P1" draw:layer="layout" svg:x1="19.4cm" svg:y1="13.6cm" svg:x2="19.7cm" svg:y2="13.6cm">
              <text:p/>
            </draw:line>
            <draw:line draw:style-name="gr5" draw:text-style-name="P1" draw:layer="layout" svg:x1="19.4cm" svg:y1="13.4cm" svg:x2="19.7cm" svg:y2="13.4cm">
              <text:p/>
            </draw:line>
            <draw:line draw:style-name="gr5" draw:text-style-name="P1" draw:layer="layout" svg:x1="19.4cm" svg:y1="13.2cm" svg:x2="19.7cm" svg:y2="13.2cm">
              <text:p/>
            </draw:line>
            <draw:line draw:style-name="gr5" draw:text-style-name="P1" draw:layer="layout" svg:x1="19.4cm" svg:y1="13cm" svg:x2="19.7cm" svg:y2="13cm">
              <text:p/>
            </draw:line>
            <draw:line draw:style-name="gr5" draw:text-style-name="P1" draw:layer="layout" svg:x1="19.4cm" svg:y1="12.8cm" svg:x2="19.7cm" svg:y2="12.8cm">
              <text:p/>
            </draw:line>
          </draw:g>
        </draw:g>
        <draw:g>
          <draw:g>
            <draw:rect draw:style-name="gr4" draw:text-style-name="P1" draw:layer="layout" svg:width="0.3cm" svg:height="2.4cm" svg:x="10.7cm" svg:y="12.299cm">
              <text:p/>
            </draw:rect>
            <draw:line draw:style-name="gr5" draw:text-style-name="P1" draw:layer="layout" svg:x1="10.7cm" svg:y1="12.499cm" svg:x2="11cm" svg:y2="12.499cm">
              <text:p/>
            </draw:line>
            <draw:line draw:style-name="gr5" draw:text-style-name="P1" draw:layer="layout" svg:x1="10.7cm" svg:y1="14.499cm" svg:x2="11cm" svg:y2="14.499cm">
              <text:p/>
            </draw:line>
            <draw:line draw:style-name="gr5" draw:text-style-name="P1" draw:layer="layout" svg:x1="10.7cm" svg:y1="14.299cm" svg:x2="11cm" svg:y2="14.299cm">
              <text:p/>
            </draw:line>
            <draw:line draw:style-name="gr5" draw:text-style-name="P1" draw:layer="layout" svg:x1="10.7cm" svg:y1="14.099cm" svg:x2="11cm" svg:y2="14.099cm">
              <text:p/>
            </draw:line>
            <draw:line draw:style-name="gr5" draw:text-style-name="P1" draw:layer="layout" svg:x1="10.7cm" svg:y1="13.899cm" svg:x2="11cm" svg:y2="13.899cm">
              <text:p/>
            </draw:line>
            <draw:line draw:style-name="gr5" draw:text-style-name="P1" draw:layer="layout" svg:x1="10.7cm" svg:y1="13.699cm" svg:x2="11cm" svg:y2="13.699cm">
              <text:p/>
            </draw:line>
            <draw:line draw:style-name="gr5" draw:text-style-name="P1" draw:layer="layout" svg:x1="10.7cm" svg:y1="13.499cm" svg:x2="11cm" svg:y2="13.499cm">
              <text:p/>
            </draw:line>
            <draw:line draw:style-name="gr5" draw:text-style-name="P1" draw:layer="layout" svg:x1="10.7cm" svg:y1="13.299cm" svg:x2="11cm" svg:y2="13.299cm">
              <text:p/>
            </draw:line>
            <draw:line draw:style-name="gr5" draw:text-style-name="P1" draw:layer="layout" svg:x1="10.7cm" svg:y1="13.099cm" svg:x2="11cm" svg:y2="13.099cm">
              <text:p/>
            </draw:line>
            <draw:line draw:style-name="gr5" draw:text-style-name="P1" draw:layer="layout" svg:x1="10.7cm" svg:y1="12.899cm" svg:x2="11cm" svg:y2="12.899cm">
              <text:p/>
            </draw:line>
            <draw:line draw:style-name="gr5" draw:text-style-name="P1" draw:layer="layout" svg:x1="10.7cm" svg:y1="12.699cm" svg:x2="11cm" svg:y2="12.699cm">
              <text:p/>
            </draw:line>
          </draw:g>
          <draw:g>
            <draw:rect draw:style-name="gr4" draw:text-style-name="P1" draw:layer="layout" svg:width="0.3cm" svg:height="2.4cm" svg:x="9.5cm" svg:y="12.299cm">
              <text:p/>
            </draw:rect>
            <draw:line draw:style-name="gr5" draw:text-style-name="P1" draw:layer="layout" svg:x1="9.5cm" svg:y1="12.499cm" svg:x2="9.8cm" svg:y2="12.499cm">
              <text:p/>
            </draw:line>
            <draw:line draw:style-name="gr5" draw:text-style-name="P1" draw:layer="layout" svg:x1="9.5cm" svg:y1="14.499cm" svg:x2="9.8cm" svg:y2="14.499cm">
              <text:p/>
            </draw:line>
            <draw:line draw:style-name="gr5" draw:text-style-name="P1" draw:layer="layout" svg:x1="9.5cm" svg:y1="14.299cm" svg:x2="9.8cm" svg:y2="14.299cm">
              <text:p/>
            </draw:line>
            <draw:line draw:style-name="gr5" draw:text-style-name="P1" draw:layer="layout" svg:x1="9.5cm" svg:y1="14.099cm" svg:x2="9.8cm" svg:y2="14.099cm">
              <text:p/>
            </draw:line>
            <draw:line draw:style-name="gr5" draw:text-style-name="P1" draw:layer="layout" svg:x1="9.5cm" svg:y1="13.899cm" svg:x2="9.8cm" svg:y2="13.899cm">
              <text:p/>
            </draw:line>
            <draw:line draw:style-name="gr5" draw:text-style-name="P1" draw:layer="layout" svg:x1="9.5cm" svg:y1="13.699cm" svg:x2="9.8cm" svg:y2="13.699cm">
              <text:p/>
            </draw:line>
            <draw:line draw:style-name="gr5" draw:text-style-name="P1" draw:layer="layout" svg:x1="9.5cm" svg:y1="13.499cm" svg:x2="9.8cm" svg:y2="13.499cm">
              <text:p/>
            </draw:line>
            <draw:line draw:style-name="gr5" draw:text-style-name="P1" draw:layer="layout" svg:x1="9.5cm" svg:y1="13.299cm" svg:x2="9.8cm" svg:y2="13.299cm">
              <text:p/>
            </draw:line>
            <draw:line draw:style-name="gr5" draw:text-style-name="P1" draw:layer="layout" svg:x1="9.5cm" svg:y1="13.099cm" svg:x2="9.8cm" svg:y2="13.099cm">
              <text:p/>
            </draw:line>
            <draw:line draw:style-name="gr5" draw:text-style-name="P1" draw:layer="layout" svg:x1="9.5cm" svg:y1="12.899cm" svg:x2="9.8cm" svg:y2="12.899cm">
              <text:p/>
            </draw:line>
            <draw:line draw:style-name="gr5" draw:text-style-name="P1" draw:layer="layout" svg:x1="9.5cm" svg:y1="12.699cm" svg:x2="9.8cm" svg:y2="12.699cm">
              <text:p/>
            </draw:line>
          </draw:g>
          <draw:g>
            <draw:rect draw:style-name="gr4" draw:text-style-name="P1" draw:layer="layout" svg:width="0.3cm" svg:height="2.4cm" svg:x="9.9cm" svg:y="12.299cm">
              <text:p/>
            </draw:rect>
            <draw:line draw:style-name="gr5" draw:text-style-name="P1" draw:layer="layout" svg:x1="9.9cm" svg:y1="12.499cm" svg:x2="10.2cm" svg:y2="12.499cm">
              <text:p/>
            </draw:line>
            <draw:line draw:style-name="gr5" draw:text-style-name="P1" draw:layer="layout" svg:x1="9.9cm" svg:y1="14.499cm" svg:x2="10.2cm" svg:y2="14.499cm">
              <text:p/>
            </draw:line>
            <draw:line draw:style-name="gr5" draw:text-style-name="P1" draw:layer="layout" svg:x1="9.9cm" svg:y1="14.299cm" svg:x2="10.2cm" svg:y2="14.299cm">
              <text:p/>
            </draw:line>
            <draw:line draw:style-name="gr5" draw:text-style-name="P1" draw:layer="layout" svg:x1="9.9cm" svg:y1="14.099cm" svg:x2="10.2cm" svg:y2="14.099cm">
              <text:p/>
            </draw:line>
            <draw:line draw:style-name="gr5" draw:text-style-name="P1" draw:layer="layout" svg:x1="9.9cm" svg:y1="13.899cm" svg:x2="10.2cm" svg:y2="13.899cm">
              <text:p/>
            </draw:line>
            <draw:line draw:style-name="gr5" draw:text-style-name="P1" draw:layer="layout" svg:x1="9.9cm" svg:y1="13.699cm" svg:x2="10.2cm" svg:y2="13.699cm">
              <text:p/>
            </draw:line>
            <draw:line draw:style-name="gr5" draw:text-style-name="P1" draw:layer="layout" svg:x1="9.9cm" svg:y1="13.499cm" svg:x2="10.2cm" svg:y2="13.499cm">
              <text:p/>
            </draw:line>
            <draw:line draw:style-name="gr5" draw:text-style-name="P1" draw:layer="layout" svg:x1="9.9cm" svg:y1="13.299cm" svg:x2="10.2cm" svg:y2="13.299cm">
              <text:p/>
            </draw:line>
            <draw:line draw:style-name="gr5" draw:text-style-name="P1" draw:layer="layout" svg:x1="9.9cm" svg:y1="13.099cm" svg:x2="10.2cm" svg:y2="13.099cm">
              <text:p/>
            </draw:line>
            <draw:line draw:style-name="gr5" draw:text-style-name="P1" draw:layer="layout" svg:x1="9.9cm" svg:y1="12.899cm" svg:x2="10.2cm" svg:y2="12.899cm">
              <text:p/>
            </draw:line>
            <draw:line draw:style-name="gr5" draw:text-style-name="P1" draw:layer="layout" svg:x1="9.9cm" svg:y1="12.699cm" svg:x2="10.2cm" svg:y2="12.699cm">
              <text:p/>
            </draw:line>
          </draw:g>
          <draw:g>
            <draw:rect draw:style-name="gr4" draw:text-style-name="P1" draw:layer="layout" svg:width="0.3cm" svg:height="2.4cm" svg:x="10.3cm" svg:y="12.299cm">
              <text:p/>
            </draw:rect>
            <draw:line draw:style-name="gr5" draw:text-style-name="P1" draw:layer="layout" svg:x1="10.3cm" svg:y1="12.499cm" svg:x2="10.6cm" svg:y2="12.499cm">
              <text:p/>
            </draw:line>
            <draw:line draw:style-name="gr5" draw:text-style-name="P1" draw:layer="layout" svg:x1="10.3cm" svg:y1="14.499cm" svg:x2="10.6cm" svg:y2="14.499cm">
              <text:p/>
            </draw:line>
            <draw:line draw:style-name="gr5" draw:text-style-name="P1" draw:layer="layout" svg:x1="10.3cm" svg:y1="14.299cm" svg:x2="10.6cm" svg:y2="14.299cm">
              <text:p/>
            </draw:line>
            <draw:line draw:style-name="gr5" draw:text-style-name="P1" draw:layer="layout" svg:x1="10.3cm" svg:y1="14.099cm" svg:x2="10.6cm" svg:y2="14.099cm">
              <text:p/>
            </draw:line>
            <draw:line draw:style-name="gr5" draw:text-style-name="P1" draw:layer="layout" svg:x1="10.3cm" svg:y1="13.899cm" svg:x2="10.6cm" svg:y2="13.899cm">
              <text:p/>
            </draw:line>
            <draw:line draw:style-name="gr5" draw:text-style-name="P1" draw:layer="layout" svg:x1="10.3cm" svg:y1="13.699cm" svg:x2="10.6cm" svg:y2="13.699cm">
              <text:p/>
            </draw:line>
            <draw:line draw:style-name="gr5" draw:text-style-name="P1" draw:layer="layout" svg:x1="10.3cm" svg:y1="13.499cm" svg:x2="10.6cm" svg:y2="13.499cm">
              <text:p/>
            </draw:line>
            <draw:line draw:style-name="gr5" draw:text-style-name="P1" draw:layer="layout" svg:x1="10.3cm" svg:y1="13.299cm" svg:x2="10.6cm" svg:y2="13.299cm">
              <text:p/>
            </draw:line>
            <draw:line draw:style-name="gr5" draw:text-style-name="P1" draw:layer="layout" svg:x1="10.3cm" svg:y1="13.099cm" svg:x2="10.6cm" svg:y2="13.099cm">
              <text:p/>
            </draw:line>
            <draw:line draw:style-name="gr5" draw:text-style-name="P1" draw:layer="layout" svg:x1="10.3cm" svg:y1="12.899cm" svg:x2="10.6cm" svg:y2="12.899cm">
              <text:p/>
            </draw:line>
            <draw:line draw:style-name="gr5" draw:text-style-name="P1" draw:layer="layout" svg:x1="10.3cm" svg:y1="12.699cm" svg:x2="10.6cm" svg:y2="12.699cm">
              <text:p/>
            </draw:line>
          </draw:g>
        </draw:g>
        <draw:g>
          <draw:ellipse draw:style-name="gr2" draw:text-style-name="P2" draw:layer="layout" svg:width="2.7cm" svg:height="2.8cm" svg:x="13.6cm" svg:y="1.499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7cm 1.89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13.6cm" svg:y="8.299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7cm 8.69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3cm" svg:height="2.4cm" svg:x="18.3cm" svg:y="5.5cm">
              <text:p/>
            </draw:rect>
            <draw:line draw:style-name="gr5" draw:text-style-name="P1" draw:layer="layout" svg:x1="18.3cm" svg:y1="5.7cm" svg:x2="18.6cm" svg:y2="5.7cm">
              <text:p/>
            </draw:line>
            <draw:line draw:style-name="gr5" draw:text-style-name="P1" draw:layer="layout" svg:x1="18.3cm" svg:y1="7.7cm" svg:x2="18.6cm" svg:y2="7.7cm">
              <text:p/>
            </draw:line>
            <draw:line draw:style-name="gr5" draw:text-style-name="P1" draw:layer="layout" svg:x1="18.3cm" svg:y1="7.5cm" svg:x2="18.6cm" svg:y2="7.5cm">
              <text:p/>
            </draw:line>
            <draw:line draw:style-name="gr5" draw:text-style-name="P1" draw:layer="layout" svg:x1="18.3cm" svg:y1="7.3cm" svg:x2="18.6cm" svg:y2="7.3cm">
              <text:p/>
            </draw:line>
            <draw:line draw:style-name="gr5" draw:text-style-name="P1" draw:layer="layout" svg:x1="18.3cm" svg:y1="7.1cm" svg:x2="18.6cm" svg:y2="7.1cm">
              <text:p/>
            </draw:line>
            <draw:line draw:style-name="gr5" draw:text-style-name="P1" draw:layer="layout" svg:x1="18.3cm" svg:y1="6.9cm" svg:x2="18.6cm" svg:y2="6.9cm">
              <text:p/>
            </draw:line>
            <draw:line draw:style-name="gr5" draw:text-style-name="P1" draw:layer="layout" svg:x1="18.3cm" svg:y1="6.7cm" svg:x2="18.6cm" svg:y2="6.7cm">
              <text:p/>
            </draw:line>
            <draw:line draw:style-name="gr5" draw:text-style-name="P1" draw:layer="layout" svg:x1="18.3cm" svg:y1="6.5cm" svg:x2="18.6cm" svg:y2="6.5cm">
              <text:p/>
            </draw:line>
            <draw:line draw:style-name="gr5" draw:text-style-name="P1" draw:layer="layout" svg:x1="18.3cm" svg:y1="6.3cm" svg:x2="18.6cm" svg:y2="6.3cm">
              <text:p/>
            </draw:line>
            <draw:line draw:style-name="gr5" draw:text-style-name="P1" draw:layer="layout" svg:x1="18.3cm" svg:y1="6.1cm" svg:x2="18.6cm" svg:y2="6.1cm">
              <text:p/>
            </draw:line>
            <draw:line draw:style-name="gr5" draw:text-style-name="P1" draw:layer="layout" svg:x1="18.3cm" svg:y1="5.9cm" svg:x2="18.6cm" svg:y2="5.9cm">
              <text:p/>
            </draw:line>
          </draw:g>
          <draw:g>
            <draw:rect draw:style-name="gr4" draw:text-style-name="P1" draw:layer="layout" svg:width="0.3cm" svg:height="2.4cm" svg:x="17.1cm" svg:y="5.5cm">
              <text:p/>
            </draw:rect>
            <draw:line draw:style-name="gr5" draw:text-style-name="P1" draw:layer="layout" svg:x1="17.1cm" svg:y1="5.7cm" svg:x2="17.4cm" svg:y2="5.7cm">
              <text:p/>
            </draw:line>
            <draw:line draw:style-name="gr5" draw:text-style-name="P1" draw:layer="layout" svg:x1="17.1cm" svg:y1="7.7cm" svg:x2="17.4cm" svg:y2="7.7cm">
              <text:p/>
            </draw:line>
            <draw:line draw:style-name="gr5" draw:text-style-name="P1" draw:layer="layout" svg:x1="17.1cm" svg:y1="7.5cm" svg:x2="17.4cm" svg:y2="7.5cm">
              <text:p/>
            </draw:line>
            <draw:line draw:style-name="gr5" draw:text-style-name="P1" draw:layer="layout" svg:x1="17.1cm" svg:y1="7.3cm" svg:x2="17.4cm" svg:y2="7.3cm">
              <text:p/>
            </draw:line>
            <draw:line draw:style-name="gr5" draw:text-style-name="P1" draw:layer="layout" svg:x1="17.1cm" svg:y1="7.1cm" svg:x2="17.4cm" svg:y2="7.1cm">
              <text:p/>
            </draw:line>
            <draw:line draw:style-name="gr5" draw:text-style-name="P1" draw:layer="layout" svg:x1="17.1cm" svg:y1="6.9cm" svg:x2="17.4cm" svg:y2="6.9cm">
              <text:p/>
            </draw:line>
            <draw:line draw:style-name="gr5" draw:text-style-name="P1" draw:layer="layout" svg:x1="17.1cm" svg:y1="6.7cm" svg:x2="17.4cm" svg:y2="6.7cm">
              <text:p/>
            </draw:line>
            <draw:line draw:style-name="gr5" draw:text-style-name="P1" draw:layer="layout" svg:x1="17.1cm" svg:y1="6.5cm" svg:x2="17.4cm" svg:y2="6.5cm">
              <text:p/>
            </draw:line>
            <draw:line draw:style-name="gr5" draw:text-style-name="P1" draw:layer="layout" svg:x1="17.1cm" svg:y1="6.3cm" svg:x2="17.4cm" svg:y2="6.3cm">
              <text:p/>
            </draw:line>
            <draw:line draw:style-name="gr5" draw:text-style-name="P1" draw:layer="layout" svg:x1="17.1cm" svg:y1="6.1cm" svg:x2="17.4cm" svg:y2="6.1cm">
              <text:p/>
            </draw:line>
            <draw:line draw:style-name="gr5" draw:text-style-name="P1" draw:layer="layout" svg:x1="17.1cm" svg:y1="5.9cm" svg:x2="17.4cm" svg:y2="5.9cm">
              <text:p/>
            </draw:line>
          </draw:g>
          <draw:g>
            <draw:rect draw:style-name="gr4" draw:text-style-name="P1" draw:layer="layout" svg:width="0.3cm" svg:height="2.4cm" svg:x="17.5cm" svg:y="5.5cm">
              <text:p/>
            </draw:rect>
            <draw:line draw:style-name="gr5" draw:text-style-name="P1" draw:layer="layout" svg:x1="17.5cm" svg:y1="5.7cm" svg:x2="17.8cm" svg:y2="5.7cm">
              <text:p/>
            </draw:line>
            <draw:line draw:style-name="gr5" draw:text-style-name="P1" draw:layer="layout" svg:x1="17.5cm" svg:y1="7.7cm" svg:x2="17.8cm" svg:y2="7.7cm">
              <text:p/>
            </draw:line>
            <draw:line draw:style-name="gr5" draw:text-style-name="P1" draw:layer="layout" svg:x1="17.5cm" svg:y1="7.5cm" svg:x2="17.8cm" svg:y2="7.5cm">
              <text:p/>
            </draw:line>
            <draw:line draw:style-name="gr5" draw:text-style-name="P1" draw:layer="layout" svg:x1="17.5cm" svg:y1="7.3cm" svg:x2="17.8cm" svg:y2="7.3cm">
              <text:p/>
            </draw:line>
            <draw:line draw:style-name="gr5" draw:text-style-name="P1" draw:layer="layout" svg:x1="17.5cm" svg:y1="7.1cm" svg:x2="17.8cm" svg:y2="7.1cm">
              <text:p/>
            </draw:line>
            <draw:line draw:style-name="gr5" draw:text-style-name="P1" draw:layer="layout" svg:x1="17.5cm" svg:y1="6.9cm" svg:x2="17.8cm" svg:y2="6.9cm">
              <text:p/>
            </draw:line>
            <draw:line draw:style-name="gr5" draw:text-style-name="P1" draw:layer="layout" svg:x1="17.5cm" svg:y1="6.7cm" svg:x2="17.8cm" svg:y2="6.7cm">
              <text:p/>
            </draw:line>
            <draw:line draw:style-name="gr5" draw:text-style-name="P1" draw:layer="layout" svg:x1="17.5cm" svg:y1="6.5cm" svg:x2="17.8cm" svg:y2="6.5cm">
              <text:p/>
            </draw:line>
            <draw:line draw:style-name="gr5" draw:text-style-name="P1" draw:layer="layout" svg:x1="17.5cm" svg:y1="6.3cm" svg:x2="17.8cm" svg:y2="6.3cm">
              <text:p/>
            </draw:line>
            <draw:line draw:style-name="gr5" draw:text-style-name="P1" draw:layer="layout" svg:x1="17.5cm" svg:y1="6.1cm" svg:x2="17.8cm" svg:y2="6.1cm">
              <text:p/>
            </draw:line>
            <draw:line draw:style-name="gr5" draw:text-style-name="P1" draw:layer="layout" svg:x1="17.5cm" svg:y1="5.9cm" svg:x2="17.8cm" svg:y2="5.9cm">
              <text:p/>
            </draw:line>
          </draw:g>
          <draw:g>
            <draw:rect draw:style-name="gr4" draw:text-style-name="P1" draw:layer="layout" svg:width="0.3cm" svg:height="2.4cm" svg:x="17.9cm" svg:y="5.5cm">
              <text:p/>
            </draw:rect>
            <draw:line draw:style-name="gr5" draw:text-style-name="P1" draw:layer="layout" svg:x1="17.9cm" svg:y1="5.7cm" svg:x2="18.2cm" svg:y2="5.7cm">
              <text:p/>
            </draw:line>
            <draw:line draw:style-name="gr5" draw:text-style-name="P1" draw:layer="layout" svg:x1="17.9cm" svg:y1="7.7cm" svg:x2="18.2cm" svg:y2="7.7cm">
              <text:p/>
            </draw:line>
            <draw:line draw:style-name="gr5" draw:text-style-name="P1" draw:layer="layout" svg:x1="17.9cm" svg:y1="7.5cm" svg:x2="18.2cm" svg:y2="7.5cm">
              <text:p/>
            </draw:line>
            <draw:line draw:style-name="gr5" draw:text-style-name="P1" draw:layer="layout" svg:x1="17.9cm" svg:y1="7.3cm" svg:x2="18.2cm" svg:y2="7.3cm">
              <text:p/>
            </draw:line>
            <draw:line draw:style-name="gr5" draw:text-style-name="P1" draw:layer="layout" svg:x1="17.9cm" svg:y1="7.1cm" svg:x2="18.2cm" svg:y2="7.1cm">
              <text:p/>
            </draw:line>
            <draw:line draw:style-name="gr5" draw:text-style-name="P1" draw:layer="layout" svg:x1="17.9cm" svg:y1="6.9cm" svg:x2="18.2cm" svg:y2="6.9cm">
              <text:p/>
            </draw:line>
            <draw:line draw:style-name="gr5" draw:text-style-name="P1" draw:layer="layout" svg:x1="17.9cm" svg:y1="6.7cm" svg:x2="18.2cm" svg:y2="6.7cm">
              <text:p/>
            </draw:line>
            <draw:line draw:style-name="gr5" draw:text-style-name="P1" draw:layer="layout" svg:x1="17.9cm" svg:y1="6.5cm" svg:x2="18.2cm" svg:y2="6.5cm">
              <text:p/>
            </draw:line>
            <draw:line draw:style-name="gr5" draw:text-style-name="P1" draw:layer="layout" svg:x1="17.9cm" svg:y1="6.3cm" svg:x2="18.2cm" svg:y2="6.3cm">
              <text:p/>
            </draw:line>
            <draw:line draw:style-name="gr5" draw:text-style-name="P1" draw:layer="layout" svg:x1="17.9cm" svg:y1="6.1cm" svg:x2="18.2cm" svg:y2="6.1cm">
              <text:p/>
            </draw:line>
            <draw:line draw:style-name="gr5" draw:text-style-name="P1" draw:layer="layout" svg:x1="17.9cm" svg:y1="5.9cm" svg:x2="18.2cm" svg:y2="5.9cm">
              <text:p/>
            </draw:line>
          </draw:g>
        </draw:g>
        <draw:g>
          <draw:g>
            <draw:rect draw:style-name="gr4" draw:text-style-name="P1" draw:layer="layout" svg:width="0.3cm" svg:height="2.4cm" svg:x="6.1cm" svg:y="12.399cm">
              <text:p/>
            </draw:rect>
            <draw:line draw:style-name="gr5" draw:text-style-name="P1" draw:layer="layout" svg:x1="6.1cm" svg:y1="12.599cm" svg:x2="6.4cm" svg:y2="12.599cm">
              <text:p/>
            </draw:line>
            <draw:line draw:style-name="gr5" draw:text-style-name="P1" draw:layer="layout" svg:x1="6.1cm" svg:y1="14.599cm" svg:x2="6.4cm" svg:y2="14.599cm">
              <text:p/>
            </draw:line>
            <draw:line draw:style-name="gr5" draw:text-style-name="P1" draw:layer="layout" svg:x1="6.1cm" svg:y1="14.399cm" svg:x2="6.4cm" svg:y2="14.399cm">
              <text:p/>
            </draw:line>
            <draw:line draw:style-name="gr5" draw:text-style-name="P1" draw:layer="layout" svg:x1="6.1cm" svg:y1="14.199cm" svg:x2="6.4cm" svg:y2="14.199cm">
              <text:p/>
            </draw:line>
            <draw:line draw:style-name="gr5" draw:text-style-name="P1" draw:layer="layout" svg:x1="6.1cm" svg:y1="13.999cm" svg:x2="6.4cm" svg:y2="13.999cm">
              <text:p/>
            </draw:line>
            <draw:line draw:style-name="gr5" draw:text-style-name="P1" draw:layer="layout" svg:x1="6.1cm" svg:y1="13.799cm" svg:x2="6.4cm" svg:y2="13.799cm">
              <text:p/>
            </draw:line>
            <draw:line draw:style-name="gr5" draw:text-style-name="P1" draw:layer="layout" svg:x1="6.1cm" svg:y1="13.599cm" svg:x2="6.4cm" svg:y2="13.599cm">
              <text:p/>
            </draw:line>
            <draw:line draw:style-name="gr5" draw:text-style-name="P1" draw:layer="layout" svg:x1="6.1cm" svg:y1="13.399cm" svg:x2="6.4cm" svg:y2="13.399cm">
              <text:p/>
            </draw:line>
            <draw:line draw:style-name="gr5" draw:text-style-name="P1" draw:layer="layout" svg:x1="6.1cm" svg:y1="13.199cm" svg:x2="6.4cm" svg:y2="13.199cm">
              <text:p/>
            </draw:line>
            <draw:line draw:style-name="gr5" draw:text-style-name="P1" draw:layer="layout" svg:x1="6.1cm" svg:y1="12.999cm" svg:x2="6.4cm" svg:y2="12.999cm">
              <text:p/>
            </draw:line>
            <draw:line draw:style-name="gr5" draw:text-style-name="P1" draw:layer="layout" svg:x1="6.1cm" svg:y1="12.799cm" svg:x2="6.4cm" svg:y2="12.799cm">
              <text:p/>
            </draw:line>
          </draw:g>
          <draw:g>
            <draw:rect draw:style-name="gr4" draw:text-style-name="P1" draw:layer="layout" svg:width="0.3cm" svg:height="2.4cm" svg:x="4.9cm" svg:y="12.399cm">
              <text:p/>
            </draw:rect>
            <draw:line draw:style-name="gr5" draw:text-style-name="P1" draw:layer="layout" svg:x1="4.9cm" svg:y1="12.599cm" svg:x2="5.2cm" svg:y2="12.599cm">
              <text:p/>
            </draw:line>
            <draw:line draw:style-name="gr5" draw:text-style-name="P1" draw:layer="layout" svg:x1="4.9cm" svg:y1="14.599cm" svg:x2="5.2cm" svg:y2="14.599cm">
              <text:p/>
            </draw:line>
            <draw:line draw:style-name="gr5" draw:text-style-name="P1" draw:layer="layout" svg:x1="4.9cm" svg:y1="14.399cm" svg:x2="5.2cm" svg:y2="14.399cm">
              <text:p/>
            </draw:line>
            <draw:line draw:style-name="gr5" draw:text-style-name="P1" draw:layer="layout" svg:x1="4.9cm" svg:y1="14.199cm" svg:x2="5.2cm" svg:y2="14.199cm">
              <text:p/>
            </draw:line>
            <draw:line draw:style-name="gr5" draw:text-style-name="P1" draw:layer="layout" svg:x1="4.9cm" svg:y1="13.999cm" svg:x2="5.2cm" svg:y2="13.999cm">
              <text:p/>
            </draw:line>
            <draw:line draw:style-name="gr5" draw:text-style-name="P1" draw:layer="layout" svg:x1="4.9cm" svg:y1="13.799cm" svg:x2="5.2cm" svg:y2="13.799cm">
              <text:p/>
            </draw:line>
            <draw:line draw:style-name="gr5" draw:text-style-name="P1" draw:layer="layout" svg:x1="4.9cm" svg:y1="13.599cm" svg:x2="5.2cm" svg:y2="13.599cm">
              <text:p/>
            </draw:line>
            <draw:line draw:style-name="gr5" draw:text-style-name="P1" draw:layer="layout" svg:x1="4.9cm" svg:y1="13.399cm" svg:x2="5.2cm" svg:y2="13.399cm">
              <text:p/>
            </draw:line>
            <draw:line draw:style-name="gr5" draw:text-style-name="P1" draw:layer="layout" svg:x1="4.9cm" svg:y1="13.199cm" svg:x2="5.2cm" svg:y2="13.199cm">
              <text:p/>
            </draw:line>
            <draw:line draw:style-name="gr5" draw:text-style-name="P1" draw:layer="layout" svg:x1="4.9cm" svg:y1="12.999cm" svg:x2="5.2cm" svg:y2="12.999cm">
              <text:p/>
            </draw:line>
            <draw:line draw:style-name="gr5" draw:text-style-name="P1" draw:layer="layout" svg:x1="4.9cm" svg:y1="12.799cm" svg:x2="5.2cm" svg:y2="12.799cm">
              <text:p/>
            </draw:line>
          </draw:g>
          <draw:g>
            <draw:rect draw:style-name="gr4" draw:text-style-name="P1" draw:layer="layout" svg:width="0.3cm" svg:height="2.4cm" svg:x="5.3cm" svg:y="12.399cm">
              <text:p/>
            </draw:rect>
            <draw:line draw:style-name="gr5" draw:text-style-name="P1" draw:layer="layout" svg:x1="5.3cm" svg:y1="12.599cm" svg:x2="5.6cm" svg:y2="12.599cm">
              <text:p/>
            </draw:line>
            <draw:line draw:style-name="gr5" draw:text-style-name="P1" draw:layer="layout" svg:x1="5.3cm" svg:y1="14.599cm" svg:x2="5.6cm" svg:y2="14.599cm">
              <text:p/>
            </draw:line>
            <draw:line draw:style-name="gr5" draw:text-style-name="P1" draw:layer="layout" svg:x1="5.3cm" svg:y1="14.399cm" svg:x2="5.6cm" svg:y2="14.399cm">
              <text:p/>
            </draw:line>
            <draw:line draw:style-name="gr5" draw:text-style-name="P1" draw:layer="layout" svg:x1="5.3cm" svg:y1="14.199cm" svg:x2="5.6cm" svg:y2="14.199cm">
              <text:p/>
            </draw:line>
            <draw:line draw:style-name="gr5" draw:text-style-name="P1" draw:layer="layout" svg:x1="5.3cm" svg:y1="13.999cm" svg:x2="5.6cm" svg:y2="13.999cm">
              <text:p/>
            </draw:line>
            <draw:line draw:style-name="gr5" draw:text-style-name="P1" draw:layer="layout" svg:x1="5.3cm" svg:y1="13.799cm" svg:x2="5.6cm" svg:y2="13.799cm">
              <text:p/>
            </draw:line>
            <draw:line draw:style-name="gr5" draw:text-style-name="P1" draw:layer="layout" svg:x1="5.3cm" svg:y1="13.599cm" svg:x2="5.6cm" svg:y2="13.599cm">
              <text:p/>
            </draw:line>
            <draw:line draw:style-name="gr5" draw:text-style-name="P1" draw:layer="layout" svg:x1="5.3cm" svg:y1="13.399cm" svg:x2="5.6cm" svg:y2="13.399cm">
              <text:p/>
            </draw:line>
            <draw:line draw:style-name="gr5" draw:text-style-name="P1" draw:layer="layout" svg:x1="5.3cm" svg:y1="13.199cm" svg:x2="5.6cm" svg:y2="13.199cm">
              <text:p/>
            </draw:line>
            <draw:line draw:style-name="gr5" draw:text-style-name="P1" draw:layer="layout" svg:x1="5.3cm" svg:y1="12.999cm" svg:x2="5.6cm" svg:y2="12.999cm">
              <text:p/>
            </draw:line>
            <draw:line draw:style-name="gr5" draw:text-style-name="P1" draw:layer="layout" svg:x1="5.3cm" svg:y1="12.799cm" svg:x2="5.6cm" svg:y2="12.799cm">
              <text:p/>
            </draw:line>
          </draw:g>
          <draw:g>
            <draw:rect draw:style-name="gr4" draw:text-style-name="P1" draw:layer="layout" svg:width="0.3cm" svg:height="2.4cm" svg:x="5.7cm" svg:y="12.399cm">
              <text:p/>
            </draw:rect>
            <draw:line draw:style-name="gr5" draw:text-style-name="P1" draw:layer="layout" svg:x1="5.7cm" svg:y1="12.599cm" svg:x2="6cm" svg:y2="12.599cm">
              <text:p/>
            </draw:line>
            <draw:line draw:style-name="gr5" draw:text-style-name="P1" draw:layer="layout" svg:x1="5.7cm" svg:y1="14.599cm" svg:x2="6cm" svg:y2="14.599cm">
              <text:p/>
            </draw:line>
            <draw:line draw:style-name="gr5" draw:text-style-name="P1" draw:layer="layout" svg:x1="5.7cm" svg:y1="14.399cm" svg:x2="6cm" svg:y2="14.399cm">
              <text:p/>
            </draw:line>
            <draw:line draw:style-name="gr5" draw:text-style-name="P1" draw:layer="layout" svg:x1="5.7cm" svg:y1="14.199cm" svg:x2="6cm" svg:y2="14.199cm">
              <text:p/>
            </draw:line>
            <draw:line draw:style-name="gr5" draw:text-style-name="P1" draw:layer="layout" svg:x1="5.7cm" svg:y1="13.999cm" svg:x2="6cm" svg:y2="13.999cm">
              <text:p/>
            </draw:line>
            <draw:line draw:style-name="gr5" draw:text-style-name="P1" draw:layer="layout" svg:x1="5.7cm" svg:y1="13.799cm" svg:x2="6cm" svg:y2="13.799cm">
              <text:p/>
            </draw:line>
            <draw:line draw:style-name="gr5" draw:text-style-name="P1" draw:layer="layout" svg:x1="5.7cm" svg:y1="13.599cm" svg:x2="6cm" svg:y2="13.599cm">
              <text:p/>
            </draw:line>
            <draw:line draw:style-name="gr5" draw:text-style-name="P1" draw:layer="layout" svg:x1="5.7cm" svg:y1="13.399cm" svg:x2="6cm" svg:y2="13.399cm">
              <text:p/>
            </draw:line>
            <draw:line draw:style-name="gr5" draw:text-style-name="P1" draw:layer="layout" svg:x1="5.7cm" svg:y1="13.199cm" svg:x2="6cm" svg:y2="13.199cm">
              <text:p/>
            </draw:line>
            <draw:line draw:style-name="gr5" draw:text-style-name="P1" draw:layer="layout" svg:x1="5.7cm" svg:y1="12.999cm" svg:x2="6cm" svg:y2="12.999cm">
              <text:p/>
            </draw:line>
            <draw:line draw:style-name="gr5" draw:text-style-name="P1" draw:layer="layout" svg:x1="5.7cm" svg:y1="12.799cm" svg:x2="6cm" svg:y2="12.799cm">
              <text:p/>
            </draw:line>
          </draw:g>
        </draw:g>
        <draw:frame draw:style-name="gr6" draw:text-style-name="P3" draw:layer="layout" svg:width="3.901cm" svg:height="0.725cm" draw:transform="rotate (1.5707963267946) translate (8.7cm 15.599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4.2cm 15.434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17.775cm 15.4cm)">
          <draw:text-box>
            <text:p><text:span text:style-name="T2">Device Tx Bytes</text:span></text:p>
          </draw:text-box>
        </draw:frame>
        <draw:frame draw:style-name="gr9" draw:text-style-name="P3" draw:layer="layout" svg:width="3cm" svg:height="1.199cm" draw:transform="rotate (1.5707963267946) translate (15.8cm 7.9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15cm" svg:y1="18.2cm" svg:x2="15cm" svg:y2="19.1cm">
          <text:p/>
        </draw:line>
        <draw:g>
          <draw:g>
            <draw:rect draw:style-name="gr4" draw:text-style-name="P1" draw:layer="layout" svg:width="0.3cm" svg:height="2.4cm" svg:x="23.7cm" svg:y="12.348cm">
              <text:p/>
            </draw:rect>
            <draw:line draw:style-name="gr5" draw:text-style-name="P1" draw:layer="layout" svg:x1="23.7cm" svg:y1="12.548cm" svg:x2="24cm" svg:y2="12.548cm">
              <text:p/>
            </draw:line>
            <draw:line draw:style-name="gr5" draw:text-style-name="P1" draw:layer="layout" svg:x1="23.7cm" svg:y1="14.548cm" svg:x2="24cm" svg:y2="14.548cm">
              <text:p/>
            </draw:line>
            <draw:line draw:style-name="gr5" draw:text-style-name="P1" draw:layer="layout" svg:x1="23.7cm" svg:y1="14.348cm" svg:x2="24cm" svg:y2="14.348cm">
              <text:p/>
            </draw:line>
            <draw:line draw:style-name="gr5" draw:text-style-name="P1" draw:layer="layout" svg:x1="23.7cm" svg:y1="14.148cm" svg:x2="24cm" svg:y2="14.148cm">
              <text:p/>
            </draw:line>
            <draw:line draw:style-name="gr5" draw:text-style-name="P1" draw:layer="layout" svg:x1="23.7cm" svg:y1="13.948cm" svg:x2="24cm" svg:y2="13.948cm">
              <text:p/>
            </draw:line>
            <draw:line draw:style-name="gr5" draw:text-style-name="P1" draw:layer="layout" svg:x1="23.7cm" svg:y1="13.748cm" svg:x2="24cm" svg:y2="13.748cm">
              <text:p/>
            </draw:line>
            <draw:line draw:style-name="gr5" draw:text-style-name="P1" draw:layer="layout" svg:x1="23.7cm" svg:y1="13.548cm" svg:x2="24cm" svg:y2="13.548cm">
              <text:p/>
            </draw:line>
            <draw:line draw:style-name="gr5" draw:text-style-name="P1" draw:layer="layout" svg:x1="23.7cm" svg:y1="13.348cm" svg:x2="24cm" svg:y2="13.348cm">
              <text:p/>
            </draw:line>
            <draw:line draw:style-name="gr5" draw:text-style-name="P1" draw:layer="layout" svg:x1="23.7cm" svg:y1="13.148cm" svg:x2="24cm" svg:y2="13.148cm">
              <text:p/>
            </draw:line>
            <draw:line draw:style-name="gr5" draw:text-style-name="P1" draw:layer="layout" svg:x1="23.7cm" svg:y1="12.948cm" svg:x2="24cm" svg:y2="12.948cm">
              <text:p/>
            </draw:line>
            <draw:line draw:style-name="gr5" draw:text-style-name="P1" draw:layer="layout" svg:x1="23.7cm" svg:y1="12.748cm" svg:x2="24cm" svg:y2="12.748cm">
              <text:p/>
            </draw:line>
          </draw:g>
          <draw:g>
            <draw:rect draw:style-name="gr4" draw:text-style-name="P1" draw:layer="layout" svg:width="0.3cm" svg:height="2.4cm" svg:x="22.5cm" svg:y="12.348cm">
              <text:p/>
            </draw:rect>
            <draw:line draw:style-name="gr5" draw:text-style-name="P1" draw:layer="layout" svg:x1="22.5cm" svg:y1="12.548cm" svg:x2="22.8cm" svg:y2="12.548cm">
              <text:p/>
            </draw:line>
            <draw:line draw:style-name="gr5" draw:text-style-name="P1" draw:layer="layout" svg:x1="22.5cm" svg:y1="14.548cm" svg:x2="22.8cm" svg:y2="14.548cm">
              <text:p/>
            </draw:line>
            <draw:line draw:style-name="gr5" draw:text-style-name="P1" draw:layer="layout" svg:x1="22.5cm" svg:y1="14.348cm" svg:x2="22.8cm" svg:y2="14.348cm">
              <text:p/>
            </draw:line>
            <draw:line draw:style-name="gr5" draw:text-style-name="P1" draw:layer="layout" svg:x1="22.5cm" svg:y1="14.148cm" svg:x2="22.8cm" svg:y2="14.148cm">
              <text:p/>
            </draw:line>
            <draw:line draw:style-name="gr5" draw:text-style-name="P1" draw:layer="layout" svg:x1="22.5cm" svg:y1="13.948cm" svg:x2="22.8cm" svg:y2="13.948cm">
              <text:p/>
            </draw:line>
            <draw:line draw:style-name="gr5" draw:text-style-name="P1" draw:layer="layout" svg:x1="22.5cm" svg:y1="13.748cm" svg:x2="22.8cm" svg:y2="13.748cm">
              <text:p/>
            </draw:line>
            <draw:line draw:style-name="gr5" draw:text-style-name="P1" draw:layer="layout" svg:x1="22.5cm" svg:y1="13.548cm" svg:x2="22.8cm" svg:y2="13.548cm">
              <text:p/>
            </draw:line>
            <draw:line draw:style-name="gr5" draw:text-style-name="P1" draw:layer="layout" svg:x1="22.5cm" svg:y1="13.348cm" svg:x2="22.8cm" svg:y2="13.348cm">
              <text:p/>
            </draw:line>
            <draw:line draw:style-name="gr5" draw:text-style-name="P1" draw:layer="layout" svg:x1="22.5cm" svg:y1="13.148cm" svg:x2="22.8cm" svg:y2="13.148cm">
              <text:p/>
            </draw:line>
            <draw:line draw:style-name="gr5" draw:text-style-name="P1" draw:layer="layout" svg:x1="22.5cm" svg:y1="12.948cm" svg:x2="22.8cm" svg:y2="12.948cm">
              <text:p/>
            </draw:line>
            <draw:line draw:style-name="gr5" draw:text-style-name="P1" draw:layer="layout" svg:x1="22.5cm" svg:y1="12.748cm" svg:x2="22.8cm" svg:y2="12.748cm">
              <text:p/>
            </draw:line>
          </draw:g>
          <draw:g>
            <draw:rect draw:style-name="gr4" draw:text-style-name="P1" draw:layer="layout" svg:width="0.3cm" svg:height="2.4cm" svg:x="22.9cm" svg:y="12.348cm">
              <text:p/>
            </draw:rect>
            <draw:line draw:style-name="gr5" draw:text-style-name="P1" draw:layer="layout" svg:x1="22.9cm" svg:y1="12.548cm" svg:x2="23.2cm" svg:y2="12.548cm">
              <text:p/>
            </draw:line>
            <draw:line draw:style-name="gr5" draw:text-style-name="P1" draw:layer="layout" svg:x1="22.9cm" svg:y1="14.548cm" svg:x2="23.2cm" svg:y2="14.548cm">
              <text:p/>
            </draw:line>
            <draw:line draw:style-name="gr5" draw:text-style-name="P1" draw:layer="layout" svg:x1="22.9cm" svg:y1="14.348cm" svg:x2="23.2cm" svg:y2="14.348cm">
              <text:p/>
            </draw:line>
            <draw:line draw:style-name="gr5" draw:text-style-name="P1" draw:layer="layout" svg:x1="22.9cm" svg:y1="14.148cm" svg:x2="23.2cm" svg:y2="14.148cm">
              <text:p/>
            </draw:line>
            <draw:line draw:style-name="gr5" draw:text-style-name="P1" draw:layer="layout" svg:x1="22.9cm" svg:y1="13.948cm" svg:x2="23.2cm" svg:y2="13.948cm">
              <text:p/>
            </draw:line>
            <draw:line draw:style-name="gr5" draw:text-style-name="P1" draw:layer="layout" svg:x1="22.9cm" svg:y1="13.748cm" svg:x2="23.2cm" svg:y2="13.748cm">
              <text:p/>
            </draw:line>
            <draw:line draw:style-name="gr5" draw:text-style-name="P1" draw:layer="layout" svg:x1="22.9cm" svg:y1="13.548cm" svg:x2="23.2cm" svg:y2="13.548cm">
              <text:p/>
            </draw:line>
            <draw:line draw:style-name="gr5" draw:text-style-name="P1" draw:layer="layout" svg:x1="22.9cm" svg:y1="13.348cm" svg:x2="23.2cm" svg:y2="13.348cm">
              <text:p/>
            </draw:line>
            <draw:line draw:style-name="gr5" draw:text-style-name="P1" draw:layer="layout" svg:x1="22.9cm" svg:y1="13.148cm" svg:x2="23.2cm" svg:y2="13.148cm">
              <text:p/>
            </draw:line>
            <draw:line draw:style-name="gr5" draw:text-style-name="P1" draw:layer="layout" svg:x1="22.9cm" svg:y1="12.948cm" svg:x2="23.2cm" svg:y2="12.948cm">
              <text:p/>
            </draw:line>
            <draw:line draw:style-name="gr5" draw:text-style-name="P1" draw:layer="layout" svg:x1="22.9cm" svg:y1="12.748cm" svg:x2="23.2cm" svg:y2="12.748cm">
              <text:p/>
            </draw:line>
          </draw:g>
          <draw:g>
            <draw:rect draw:style-name="gr4" draw:text-style-name="P1" draw:layer="layout" svg:width="0.3cm" svg:height="2.4cm" svg:x="23.3cm" svg:y="12.348cm">
              <text:p/>
            </draw:rect>
            <draw:line draw:style-name="gr5" draw:text-style-name="P1" draw:layer="layout" svg:x1="23.3cm" svg:y1="12.548cm" svg:x2="23.6cm" svg:y2="12.548cm">
              <text:p/>
            </draw:line>
            <draw:line draw:style-name="gr5" draw:text-style-name="P1" draw:layer="layout" svg:x1="23.3cm" svg:y1="14.548cm" svg:x2="23.6cm" svg:y2="14.548cm">
              <text:p/>
            </draw:line>
            <draw:line draw:style-name="gr5" draw:text-style-name="P1" draw:layer="layout" svg:x1="23.3cm" svg:y1="14.348cm" svg:x2="23.6cm" svg:y2="14.348cm">
              <text:p/>
            </draw:line>
            <draw:line draw:style-name="gr5" draw:text-style-name="P1" draw:layer="layout" svg:x1="23.3cm" svg:y1="14.148cm" svg:x2="23.6cm" svg:y2="14.148cm">
              <text:p/>
            </draw:line>
            <draw:line draw:style-name="gr5" draw:text-style-name="P1" draw:layer="layout" svg:x1="23.3cm" svg:y1="13.948cm" svg:x2="23.6cm" svg:y2="13.948cm">
              <text:p/>
            </draw:line>
            <draw:line draw:style-name="gr5" draw:text-style-name="P1" draw:layer="layout" svg:x1="23.3cm" svg:y1="13.748cm" svg:x2="23.6cm" svg:y2="13.748cm">
              <text:p/>
            </draw:line>
            <draw:line draw:style-name="gr5" draw:text-style-name="P1" draw:layer="layout" svg:x1="23.3cm" svg:y1="13.548cm" svg:x2="23.6cm" svg:y2="13.548cm">
              <text:p/>
            </draw:line>
            <draw:line draw:style-name="gr5" draw:text-style-name="P1" draw:layer="layout" svg:x1="23.3cm" svg:y1="13.348cm" svg:x2="23.6cm" svg:y2="13.348cm">
              <text:p/>
            </draw:line>
            <draw:line draw:style-name="gr5" draw:text-style-name="P1" draw:layer="layout" svg:x1="23.3cm" svg:y1="13.148cm" svg:x2="23.6cm" svg:y2="13.148cm">
              <text:p/>
            </draw:line>
            <draw:line draw:style-name="gr5" draw:text-style-name="P1" draw:layer="layout" svg:x1="23.3cm" svg:y1="12.948cm" svg:x2="23.6cm" svg:y2="12.948cm">
              <text:p/>
            </draw:line>
            <draw:line draw:style-name="gr5" draw:text-style-name="P1" draw:layer="layout" svg:x1="23.3cm" svg:y1="12.748cm" svg:x2="23.6cm" svg:y2="12.748cm">
              <text:p/>
            </draw:line>
          </draw:g>
        </draw:g>
        <draw:frame draw:style-name="gr11" draw:text-style-name="P3" draw:layer="layout" svg:width="3.601cm" svg:height="0.725cm" draw:transform="rotate (1.5707963267946) translate (21.7cm 15.6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3cm" svg:height="2.4cm" svg:x="12.999cm" svg:y="5.6cm">
              <text:p/>
            </draw:rect>
            <draw:line draw:style-name="gr5" draw:text-style-name="P1" draw:layer="layout" svg:x1="12.999cm" svg:y1="5.8cm" svg:x2="13.299cm" svg:y2="5.8cm">
              <text:p/>
            </draw:line>
            <draw:line draw:style-name="gr5" draw:text-style-name="P1" draw:layer="layout" svg:x1="12.999cm" svg:y1="7.8cm" svg:x2="13.299cm" svg:y2="7.8cm">
              <text:p/>
            </draw:line>
            <draw:line draw:style-name="gr5" draw:text-style-name="P1" draw:layer="layout" svg:x1="12.999cm" svg:y1="7.6cm" svg:x2="13.299cm" svg:y2="7.6cm">
              <text:p/>
            </draw:line>
            <draw:line draw:style-name="gr5" draw:text-style-name="P1" draw:layer="layout" svg:x1="12.999cm" svg:y1="7.4cm" svg:x2="13.299cm" svg:y2="7.4cm">
              <text:p/>
            </draw:line>
            <draw:line draw:style-name="gr5" draw:text-style-name="P1" draw:layer="layout" svg:x1="12.999cm" svg:y1="7.2cm" svg:x2="13.299cm" svg:y2="7.2cm">
              <text:p/>
            </draw:line>
            <draw:line draw:style-name="gr5" draw:text-style-name="P1" draw:layer="layout" svg:x1="12.999cm" svg:y1="7cm" svg:x2="13.299cm" svg:y2="7cm">
              <text:p/>
            </draw:line>
            <draw:line draw:style-name="gr5" draw:text-style-name="P1" draw:layer="layout" svg:x1="12.999cm" svg:y1="6.8cm" svg:x2="13.299cm" svg:y2="6.8cm">
              <text:p/>
            </draw:line>
            <draw:line draw:style-name="gr5" draw:text-style-name="P1" draw:layer="layout" svg:x1="12.999cm" svg:y1="6.6cm" svg:x2="13.299cm" svg:y2="6.6cm">
              <text:p/>
            </draw:line>
            <draw:line draw:style-name="gr5" draw:text-style-name="P1" draw:layer="layout" svg:x1="12.999cm" svg:y1="6.4cm" svg:x2="13.299cm" svg:y2="6.4cm">
              <text:p/>
            </draw:line>
            <draw:line draw:style-name="gr5" draw:text-style-name="P1" draw:layer="layout" svg:x1="12.999cm" svg:y1="6.2cm" svg:x2="13.299cm" svg:y2="6.2cm">
              <text:p/>
            </draw:line>
            <draw:line draw:style-name="gr5" draw:text-style-name="P1" draw:layer="layout" svg:x1="12.999cm" svg:y1="6cm" svg:x2="13.299cm" svg:y2="6cm">
              <text:p/>
            </draw:line>
          </draw:g>
          <draw:g>
            <draw:rect draw:style-name="gr4" draw:text-style-name="P1" draw:layer="layout" svg:width="0.3cm" svg:height="2.4cm" svg:x="11.799cm" svg:y="5.6cm">
              <text:p/>
            </draw:rect>
            <draw:line draw:style-name="gr5" draw:text-style-name="P1" draw:layer="layout" svg:x1="11.799cm" svg:y1="5.8cm" svg:x2="12.099cm" svg:y2="5.8cm">
              <text:p/>
            </draw:line>
            <draw:line draw:style-name="gr5" draw:text-style-name="P1" draw:layer="layout" svg:x1="11.799cm" svg:y1="7.8cm" svg:x2="12.099cm" svg:y2="7.8cm">
              <text:p/>
            </draw:line>
            <draw:line draw:style-name="gr5" draw:text-style-name="P1" draw:layer="layout" svg:x1="11.799cm" svg:y1="7.6cm" svg:x2="12.099cm" svg:y2="7.6cm">
              <text:p/>
            </draw:line>
            <draw:line draw:style-name="gr5" draw:text-style-name="P1" draw:layer="layout" svg:x1="11.799cm" svg:y1="7.4cm" svg:x2="12.099cm" svg:y2="7.4cm">
              <text:p/>
            </draw:line>
            <draw:line draw:style-name="gr5" draw:text-style-name="P1" draw:layer="layout" svg:x1="11.799cm" svg:y1="7.2cm" svg:x2="12.099cm" svg:y2="7.2cm">
              <text:p/>
            </draw:line>
            <draw:line draw:style-name="gr5" draw:text-style-name="P1" draw:layer="layout" svg:x1="11.799cm" svg:y1="7cm" svg:x2="12.099cm" svg:y2="7cm">
              <text:p/>
            </draw:line>
            <draw:line draw:style-name="gr5" draw:text-style-name="P1" draw:layer="layout" svg:x1="11.799cm" svg:y1="6.8cm" svg:x2="12.099cm" svg:y2="6.8cm">
              <text:p/>
            </draw:line>
            <draw:line draw:style-name="gr5" draw:text-style-name="P1" draw:layer="layout" svg:x1="11.799cm" svg:y1="6.6cm" svg:x2="12.099cm" svg:y2="6.6cm">
              <text:p/>
            </draw:line>
            <draw:line draw:style-name="gr5" draw:text-style-name="P1" draw:layer="layout" svg:x1="11.799cm" svg:y1="6.4cm" svg:x2="12.099cm" svg:y2="6.4cm">
              <text:p/>
            </draw:line>
            <draw:line draw:style-name="gr5" draw:text-style-name="P1" draw:layer="layout" svg:x1="11.799cm" svg:y1="6.2cm" svg:x2="12.099cm" svg:y2="6.2cm">
              <text:p/>
            </draw:line>
            <draw:line draw:style-name="gr5" draw:text-style-name="P1" draw:layer="layout" svg:x1="11.799cm" svg:y1="6cm" svg:x2="12.099cm" svg:y2="6cm">
              <text:p/>
            </draw:line>
          </draw:g>
          <draw:g>
            <draw:rect draw:style-name="gr4" draw:text-style-name="P1" draw:layer="layout" svg:width="0.3cm" svg:height="2.4cm" svg:x="12.199cm" svg:y="5.6cm">
              <text:p/>
            </draw:rect>
            <draw:line draw:style-name="gr5" draw:text-style-name="P1" draw:layer="layout" svg:x1="12.199cm" svg:y1="5.8cm" svg:x2="12.499cm" svg:y2="5.8cm">
              <text:p/>
            </draw:line>
            <draw:line draw:style-name="gr5" draw:text-style-name="P1" draw:layer="layout" svg:x1="12.199cm" svg:y1="7.8cm" svg:x2="12.499cm" svg:y2="7.8cm">
              <text:p/>
            </draw:line>
            <draw:line draw:style-name="gr5" draw:text-style-name="P1" draw:layer="layout" svg:x1="12.199cm" svg:y1="7.6cm" svg:x2="12.499cm" svg:y2="7.6cm">
              <text:p/>
            </draw:line>
            <draw:line draw:style-name="gr5" draw:text-style-name="P1" draw:layer="layout" svg:x1="12.199cm" svg:y1="7.4cm" svg:x2="12.499cm" svg:y2="7.4cm">
              <text:p/>
            </draw:line>
            <draw:line draw:style-name="gr5" draw:text-style-name="P1" draw:layer="layout" svg:x1="12.199cm" svg:y1="7.2cm" svg:x2="12.499cm" svg:y2="7.2cm">
              <text:p/>
            </draw:line>
            <draw:line draw:style-name="gr5" draw:text-style-name="P1" draw:layer="layout" svg:x1="12.199cm" svg:y1="7cm" svg:x2="12.499cm" svg:y2="7cm">
              <text:p/>
            </draw:line>
            <draw:line draw:style-name="gr5" draw:text-style-name="P1" draw:layer="layout" svg:x1="12.199cm" svg:y1="6.8cm" svg:x2="12.499cm" svg:y2="6.8cm">
              <text:p/>
            </draw:line>
            <draw:line draw:style-name="gr5" draw:text-style-name="P1" draw:layer="layout" svg:x1="12.199cm" svg:y1="6.6cm" svg:x2="12.499cm" svg:y2="6.6cm">
              <text:p/>
            </draw:line>
            <draw:line draw:style-name="gr5" draw:text-style-name="P1" draw:layer="layout" svg:x1="12.199cm" svg:y1="6.4cm" svg:x2="12.499cm" svg:y2="6.4cm">
              <text:p/>
            </draw:line>
            <draw:line draw:style-name="gr5" draw:text-style-name="P1" draw:layer="layout" svg:x1="12.199cm" svg:y1="6.2cm" svg:x2="12.499cm" svg:y2="6.2cm">
              <text:p/>
            </draw:line>
            <draw:line draw:style-name="gr5" draw:text-style-name="P1" draw:layer="layout" svg:x1="12.199cm" svg:y1="6cm" svg:x2="12.499cm" svg:y2="6cm">
              <text:p/>
            </draw:line>
          </draw:g>
          <draw:g>
            <draw:rect draw:style-name="gr4" draw:text-style-name="P1" draw:layer="layout" svg:width="0.3cm" svg:height="2.4cm" svg:x="12.599cm" svg:y="5.6cm">
              <text:p/>
            </draw:rect>
            <draw:line draw:style-name="gr5" draw:text-style-name="P1" draw:layer="layout" svg:x1="12.599cm" svg:y1="5.8cm" svg:x2="12.899cm" svg:y2="5.8cm">
              <text:p/>
            </draw:line>
            <draw:line draw:style-name="gr5" draw:text-style-name="P1" draw:layer="layout" svg:x1="12.599cm" svg:y1="7.8cm" svg:x2="12.899cm" svg:y2="7.8cm">
              <text:p/>
            </draw:line>
            <draw:line draw:style-name="gr5" draw:text-style-name="P1" draw:layer="layout" svg:x1="12.599cm" svg:y1="7.6cm" svg:x2="12.899cm" svg:y2="7.6cm">
              <text:p/>
            </draw:line>
            <draw:line draw:style-name="gr5" draw:text-style-name="P1" draw:layer="layout" svg:x1="12.599cm" svg:y1="7.4cm" svg:x2="12.899cm" svg:y2="7.4cm">
              <text:p/>
            </draw:line>
            <draw:line draw:style-name="gr5" draw:text-style-name="P1" draw:layer="layout" svg:x1="12.599cm" svg:y1="7.2cm" svg:x2="12.899cm" svg:y2="7.2cm">
              <text:p/>
            </draw:line>
            <draw:line draw:style-name="gr5" draw:text-style-name="P1" draw:layer="layout" svg:x1="12.599cm" svg:y1="7cm" svg:x2="12.899cm" svg:y2="7cm">
              <text:p/>
            </draw:line>
            <draw:line draw:style-name="gr5" draw:text-style-name="P1" draw:layer="layout" svg:x1="12.599cm" svg:y1="6.8cm" svg:x2="12.899cm" svg:y2="6.8cm">
              <text:p/>
            </draw:line>
            <draw:line draw:style-name="gr5" draw:text-style-name="P1" draw:layer="layout" svg:x1="12.599cm" svg:y1="6.6cm" svg:x2="12.899cm" svg:y2="6.6cm">
              <text:p/>
            </draw:line>
            <draw:line draw:style-name="gr5" draw:text-style-name="P1" draw:layer="layout" svg:x1="12.599cm" svg:y1="6.4cm" svg:x2="12.899cm" svg:y2="6.4cm">
              <text:p/>
            </draw:line>
            <draw:line draw:style-name="gr5" draw:text-style-name="P1" draw:layer="layout" svg:x1="12.599cm" svg:y1="6.2cm" svg:x2="12.899cm" svg:y2="6.2cm">
              <text:p/>
            </draw:line>
            <draw:line draw:style-name="gr5" draw:text-style-name="P1" draw:layer="layout" svg:x1="12.599cm" svg:y1="6cm" svg:x2="12.899cm" svg:y2="6cm">
              <text:p/>
            </draw:line>
          </draw:g>
        </draw:g>
        <draw:frame draw:style-name="gr12" draw:text-style-name="P3" draw:layer="layout" svg:width="2.365cm" svg:height="1.199cm" draw:transform="rotate (1.5707963267946) translate (10.5cm 8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15cm" svg:y1="18.4cm" svg:x2="15cm" svg:y2="18cm">
          <text:p/>
        </draw:line>
        <draw:line draw:style-name="gr10" draw:text-style-name="P1" draw:layer="layout" svg:x1="10.4cm" svg:y1="16.4cm" svg:x2="13.6cm" svg:y2="16.4cm">
          <text:p/>
        </draw:line>
        <draw:line draw:style-name="gr5" draw:text-style-name="P1" draw:layer="layout" svg:x1="10.4cm" svg:y1="16.4cm" svg:x2="10.4cm" svg:y2="14.9cm">
          <text:p/>
        </draw:line>
        <draw:line draw:style-name="gr10" draw:text-style-name="P1" draw:layer="layout" svg:x1="5.7cm" svg:y1="17cm" svg:x2="5.7cm" svg:y2="14.9cm">
          <text:p/>
        </draw:line>
        <draw:line draw:style-name="gr5" draw:text-style-name="P1" draw:layer="layout" svg:x1="13.6cm" svg:y1="17cm" svg:x2="5.7cm" svg:y2="17cm">
          <text:p/>
        </draw:line>
        <draw:line draw:style-name="gr10" draw:text-style-name="P1" draw:layer="layout" svg:x1="19.3cm" svg:y1="16.3cm" svg:x2="16.4cm" svg:y2="16.3cm">
          <text:p/>
        </draw:line>
        <draw:line draw:style-name="gr5" draw:text-style-name="P1" draw:layer="layout" svg:x1="19.3cm" svg:y1="16.3cm" svg:x2="19.3cm" svg:y2="14.9cm">
          <text:p/>
        </draw:line>
        <draw:line draw:style-name="gr5" draw:text-style-name="P1" draw:layer="layout" svg:x1="16.4cm" svg:y1="17cm" svg:x2="23.4cm" svg:y2="17cm">
          <text:p/>
        </draw:line>
        <draw:line draw:style-name="gr10" draw:text-style-name="P1" draw:layer="layout" svg:x1="23.4cm" svg:y1="17.1cm" svg:x2="23.4cm" svg:y2="14.9cm">
          <text:p/>
        </draw:line>
        <draw:line draw:style-name="gr10" draw:text-style-name="P1" draw:layer="layout" svg:x1="19.4cm" svg:y1="2.8cm" svg:x2="19.4cm" svg:y2="12.3cm">
          <text:p/>
        </draw:line>
        <draw:line draw:style-name="gr5" draw:text-style-name="P1" draw:layer="layout" svg:x1="19.4cm" svg:y1="2.8cm" svg:x2="16.3cm" svg:y2="2.8cm">
          <text:p/>
        </draw:line>
        <draw:line draw:style-name="gr10" draw:text-style-name="P1" draw:layer="layout" svg:x1="23.4cm" svg:y1="2.3cm" svg:x2="16.2cm" svg:y2="2.3cm">
          <text:p/>
        </draw:line>
        <draw:line draw:style-name="gr5" draw:text-style-name="P1" draw:layer="layout" svg:x1="23.4cm" svg:y1="12.3cm" svg:x2="23.4cm" svg:y2="2.3cm">
          <text:p/>
        </draw:line>
        <draw:line draw:style-name="gr10" draw:text-style-name="P1" draw:layer="layout" svg:x1="17.8cm" svg:y1="9.5cm" svg:x2="17.8cm" svg:y2="8cm">
          <text:p/>
        </draw:line>
        <draw:line draw:style-name="gr5" draw:text-style-name="P1" draw:layer="layout" svg:x1="17.8cm" svg:y1="9.5cm" svg:x2="16.3cm" svg:y2="9.5cm">
          <text:p/>
        </draw:line>
        <draw:line draw:style-name="gr10" draw:text-style-name="P1" draw:layer="layout" svg:x1="17.8cm" svg:y1="3.3cm" svg:x2="16.3cm" svg:y2="3.3cm">
          <text:p/>
        </draw:line>
        <draw:line draw:style-name="gr5" draw:text-style-name="P1" draw:layer="layout" svg:x1="17.8cm" svg:y1="5.4cm" svg:x2="17.8cm" svg:y2="3.3cm">
          <text:p/>
        </draw:line>
        <draw:line draw:style-name="gr10" draw:text-style-name="P1" draw:layer="layout" svg:x1="12.6cm" svg:y1="2.9cm" svg:x2="12.6cm" svg:y2="5.5cm">
          <text:p/>
        </draw:line>
        <draw:line draw:style-name="gr5" draw:text-style-name="P1" draw:layer="layout" svg:x1="12.6cm" svg:y1="2.9cm" svg:x2="13.6cm" svg:y2="2.9cm">
          <text:p/>
        </draw:line>
        <draw:line draw:style-name="gr10" draw:text-style-name="P1" draw:layer="layout" svg:x1="12.6cm" svg:y1="9.6cm" svg:x2="13.5cm" svg:y2="9.6cm">
          <text:p/>
        </draw:line>
        <draw:line draw:style-name="gr5" draw:text-style-name="P1" draw:layer="layout" svg:x1="12.6cm" svg:y1="9.6cm" svg:x2="12.6cm" svg:y2="8.1cm">
          <text:p/>
        </draw:line>
        <draw:line draw:style-name="gr10" draw:text-style-name="P1" draw:layer="layout" svg:x1="10.5cm" svg:y1="10.7cm" svg:x2="10.5cm" svg:y2="12.1cm">
          <text:p/>
        </draw:line>
        <draw:line draw:style-name="gr5" draw:text-style-name="P1" draw:layer="layout" svg:x1="10.5cm" svg:y1="10.7cm" svg:x2="13.8cm" svg:y2="10.7cm">
          <text:p/>
        </draw:line>
        <draw:line draw:style-name="gr10" draw:text-style-name="P1" draw:layer="layout" svg:x1="5.7cm" svg:y1="10.2cm" svg:x2="13.6cm" svg:y2="10.2cm">
          <text:p/>
        </draw:line>
        <draw:line draw:style-name="gr5" draw:text-style-name="P1" draw:layer="layout" svg:x1="5.7cm" svg:y1="12.3cm" svg:x2="5.7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7-12-28T09:36:21.06</dc:date>
    <dc:creator>Stefanie Schmidiger</dc:creator>
    <meta:editing-duration>PT47M12S</meta:editing-duration>
    <meta:editing-cycles>6</meta:editing-cycles>
    <meta:generator>OpenOffice/4.1.3$Win32 OpenOffice.org_project/413m1$Build-9783</meta:generator>
    <meta:document-statistic meta:object-count="360"/>
  </office:meta>
</office:document-meta>
</file>